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d26" officeooo:paragraph-rsid="001ed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2:49:46.263161637</meta:creation-date>
    <dc:date>2022-02-04T12:50:13.823113441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